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fdcdd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a43a5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c2b96" officeooo:paragraph-rsid="002c2b96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0e47d" officeooo:paragraph-rsid="0030e47d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c9e1"/>
    </style:style>
    <style:style style:name="P12" style:family="paragraph" style:parent-style-name="Standard">
      <style:paragraph-properties fo:text-align="start" style:justify-single-word="false"/>
      <style:text-properties officeooo:paragraph-rsid="000da5e8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30e47d" officeooo:paragraph-rsid="0030e47d" fo:background-color="#fffffe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5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6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30e47d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c2b96" officeooo:paragraph-rsid="002c2b96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d5f31" officeooo:paragraph-rsid="00316dad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2f2aa9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33063a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30e47d" officeooo:paragraph-rsid="0030e47d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c2b96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0e47d" officeooo:paragraph-rsid="0030e47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06dbb2" officeooo:paragraph-rsid="0006dbb2" fo:background-color="#fffffe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2c2b96" officeooo:paragraph-rsid="002c2b96" fo:background-color="#fffffe" style:font-size-asian="14pt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 fo:break-before="page"/>
    </style:style>
    <style:style style:name="P29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ffffe"/>
    </style:style>
    <style:style style:name="P30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#fffffe"/>
    </style:style>
    <style:style style:name="P31" style:family="paragraph" style:parent-style-name="Standard">
      <style:paragraph-properties fo:margin-top="0in" fo:margin-bottom="0in" style:contextual-spacing="false" style:line-height-at-least="0.198in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2f2aa9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30e47d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30e47d" officeooo:paragraph-rsid="0030e47d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f2aa9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30e47d" officeooo:paragraph-rsid="0030e47d" fo:background-color="#fffffe" style:font-size-asian="14pt" style:font-name-complex="Times New Roman1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15c1" officeooo:paragraph-rsid="003415c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4f3a" officeooo:paragraph-rsid="00344f3a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officeooo:rsid="0011a1da" officeooo:paragraph-rsid="0016c9e1" style:font-size-asian="14pt" style:font-name-complex="Times New Roman1" style:font-size-complex="14pt"/>
    </style:style>
    <style:style style:name="P41" style:family="paragraph" style:parent-style-name="Standard">
      <style:paragraph-properties style:line-height-at-least="0.198in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30e47d" officeooo:paragraph-rsid="000da5e8" fo:background-color="#fffffe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paragraph-rsid="003415c1" fo:background-color="#fffffe"/>
    </style:style>
    <style:style style:name="P44" style:family="paragraph" style:parent-style-name="Standard">
      <style:paragraph-properties fo:text-align="justify" style:justify-single-word="false"/>
      <style:text-properties officeooo:paragraph-rsid="0016c9e1"/>
    </style:style>
    <style:style style:name="P45" style:family="paragraph" style:parent-style-name="Standard">
      <style:paragraph-properties fo:margin-top="0in" fo:margin-bottom="0in" style:contextual-spacing="false" style:line-height-at-least="0.198in"/>
      <style:text-properties style:font-name="Droid Sans Mono" fo:font-size="10.5pt" fo:font-weight="normal"/>
    </style:style>
    <style:style style:name="P46" style:family="paragraph" style:parent-style-name="Standard">
      <style:paragraph-properties fo:margin-top="0in" fo:margin-bottom="0in" style:contextual-spacing="false" style:line-height-at-least="0.198in"/>
      <style:text-properties style:font-name="Droid Sans Mono" fo:font-size="10.5pt"/>
    </style:style>
    <style:style style:name="P47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ffffe"/>
    </style:style>
    <style:style style:name="P48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#fffffe"/>
    </style:style>
    <style:style style:name="P49" style:family="paragraph" style:parent-style-name="Standard">
      <style:paragraph-properties fo:margin-top="0in" fo:margin-bottom="0in" style:contextual-spacing="false" style:line-height-at-least="0.198in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415c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a1d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86719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c2b96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d5f3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f2aa9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415c1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GB" officeooo:rsid="002aadfc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normal" officeooo:rsid="0006dbb2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0da5e8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228756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30e47d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0da5e8"/>
    </style:style>
    <style:style style:name="T17" style:family="text">
      <style:text-properties officeooo:rsid="00228756"/>
    </style:style>
    <style:style style:name="T18" style:family="text">
      <style:text-properties officeooo:rsid="002c2b96"/>
    </style:style>
    <style:style style:name="T19" style:family="text">
      <style:text-properties officeooo:rsid="0030e47d"/>
    </style:style>
    <style:style style:name="T20" style:family="text">
      <style:text-properties fo:color="#0000ff" loext:opacity="100%"/>
    </style:style>
    <style:style style:name="T21" style:family="text">
      <style:text-properties fo:color="#0000ff" loext:opacity="100%" style:font-name="Droid Sans Mono" fo:font-size="10.5pt" fo:font-weight="normal"/>
    </style:style>
    <style:style style:name="T22" style:family="text">
      <style:text-properties fo:color="#0000ff" loext:opacity="100%" style:font-name="Droid Sans Mono" fo:font-size="10.5pt" fo:font-weight="normal" fo:background-color="#fffffe" loext:char-shading-value="0"/>
    </style:style>
    <style:style style:name="T23" style:family="text">
      <style:text-properties fo:color="#0000ff" loext:opacity="100%" officeooo:rsid="003415c1" style:font-size-asian="14pt" style:font-weight-asian="normal" style:font-name-complex="Times New Roman1" style:font-size-complex="14pt" style:font-weight-complex="normal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Droid Sans Mono" fo:font-size="10.5pt" fo:font-weight="normal"/>
    </style:style>
    <style:style style:name="T26" style:family="text">
      <style:text-properties fo:color="#a31515" loext:opacity="100%" style:font-name="Droid Sans Mono" fo:font-size="10.5pt" fo:font-weight="normal" fo:background-color="#fffffe" loext:char-shading-value="0"/>
    </style:style>
    <style:style style:name="T27" style:family="text">
      <style:text-properties fo:color="#a31515" loext:opacity="100%" style:font-name="Droid Sans Mono" fo:font-size="10.5pt" fo:font-weight="normal" officeooo:rsid="00316dad" fo:background-color="#fffffe" loext:char-shading-value="0"/>
    </style:style>
    <style:style style:name="T28" style:family="text">
      <style:text-properties fo:color="#a31515" loext:opacity="100%" style:font-name="Droid Sans Mono" fo:font-size="10.5pt" fo:font-weight="normal" officeooo:rsid="0033063a" fo:background-color="#fffffe" loext:char-shading-value="0"/>
    </style:style>
    <style:style style:name="T29" style:family="text">
      <style:text-properties fo:color="#a31515" loext:opacity="100%" officeooo:rsid="003415c1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Droid Sans Mono" fo:font-size="10.5pt" fo:font-weight="normal"/>
    </style:style>
    <style:style style:name="T31" style:family="text">
      <style:text-properties fo:color="#09885a" loext:opacity="100%"/>
    </style:style>
    <style:style style:name="T32" style:family="text">
      <style:text-properties fo:color="#09885a" loext:opacity="100%" style:font-name="Droid Sans Mono" fo:font-size="10.5pt" fo:font-weight="normal"/>
    </style:style>
    <style:style style:name="T33" style:family="text">
      <style:text-properties fo:color="#09885a" loext:opacity="100%" style:font-name="Droid Sans Mono" fo:font-size="10.5pt" fo:font-weight="normal" fo:background-color="#fffffe" loext:char-shading-value="0"/>
    </style:style>
    <style:style style:name="T34" style:family="text">
      <style:text-properties fo:color="#aaaaaa" loext:opacity="100%" style:font-name="Droid Sans Mono" fo:font-size="10.5pt" fo:font-weight="normal"/>
    </style:style>
    <style:style style:name="T35" style:family="text">
      <style:text-properties fo:color="#aaaaaa" loext:opacity="100%" style:font-name="Droid Sans Mono" fo:font-size="10.5pt" fo:font-weight="normal" fo:background-color="#fffffe" loext:char-shading-value="0"/>
    </style:style>
    <style:style style:name="T36" style:family="text">
      <style:text-properties fo:color="#ff69b4" loext:opacity="100%"/>
    </style:style>
    <style:style style:name="T37" style:family="text">
      <style:text-properties fo:color="#ff69b4" loext:opacity="100%" style:font-name="Droid Sans Mono" fo:font-size="10.5pt" fo:font-weight="normal"/>
    </style:style>
    <style:style style:name="T38" style:family="text">
      <style:text-properties officeooo:rsid="00316dad"/>
    </style:style>
    <style:style style:name="T39" style:family="text">
      <style:text-properties fo:color="#000000" loext:opacity="100%" style:font-name="Droid Sans Mono" fo:font-size="10.5pt" fo:font-weight="normal" fo:background-color="#fffffe" loext:char-shading-value="0"/>
    </style:style>
    <style:style style:name="T40" style:family="text">
      <style:text-properties fo:color="#000000" loext:opacity="100%" fo:font-weight="normal" fo:background-color="#fffffe" loext:char-shading-value="0"/>
    </style:style>
    <style:style style:name="T41" style:family="text">
      <style:text-properties fo:color="#000000" loext:opacity="100%" fo:background-color="#fffffe" loext:char-shading-value="0"/>
    </style:style>
    <style:style style:name="T42" style:family="text">
      <style:text-properties officeooo:rsid="002f2aa9" style:font-size-asian="14pt" style:font-name-complex="Times New Roman1" style:font-size-complex="14pt"/>
    </style:style>
    <style:style style:name="T43" style:family="text">
      <style:text-properties officeooo:rsid="003415c1" style:font-size-asian="14pt" style:font-weight-asian="normal" style:font-name-complex="Times New Roman1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4">Міністерство освіти і науки України</text:p>
      <text:p text:style-name="P4">Львівський національний університет імені Івана Франка</text:p>
      <text:p text:style-name="P4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0"><text:span text:style-name="T3">про виконання лабораторної роботи №</text:span><text:span text:style-name="T11">4</text:span></text:p>
      <text:p text:style-name="P3">«Інструментальні засоби системного програмування.»</text:p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3">Виконав</text:span><text:span text:style-name="T4">:</text:span></text:p>
      <text:p text:style-name="P14"><text:span text:style-name="T3">студент групи Фе</text:span><text:span text:style-name="T4">П-13</text:span></text:p>
      <text:p text:style-name="P16">Андріан Карсанашвілі</text:p>
      <text:p text:style-name="P15">Прийняв:</text:p>
      <text:p text:style-name="P15">доц. Бойко Я.В.</text:p>
      <text:p text:style-name="P1"/>
      <text:p text:style-name="P1"/>
      <text:p text:style-name="P1"/>
      <text:p text:style-name="P2">Львів-2021</text:p>
      <text:p text:style-name="P28"><text:span text:style-name="T1">Мета роботи: </text:span><text:span text:style-name="T12">Освоєння засобів створення системного програмного забезпечення.</text:span></text:p>
      <text:p text:style-name="P5">Виконання роботи</text:p>
      <text:p text:style-name="P7"><text:tab/><text:span text:style-name="T16">Завдання 1, </text:span><text:span text:style-name="T18">c</text:span><text:span text:style-name="T16">творити програму на мові С, в якій наведено приклади використання </text:span>п’яти функцій для роботи із рядковими змінними.</text:p>
      <text:p text:style-name="P8">1 <text:s/>- зрівнення:</text:p>
      <text:p text:style-name="P26"><text:span text:style-name="T20">#include</text:span> <text:span text:style-name="T20">&lt;</text:span><text:span text:style-name="T24">stdio.h</text:span><text:span text:style-name="T20">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31"/>
      <text:p text:style-name="P29"><text:span text:style-name="T20">int</text:span> main(<text:span text:style-name="T20">void</text:span>)</text:p>
      <text:p text:style-name="P29">{</text:p>
      <text:p text:style-name="P29"><text:span text:style-name="T20">char</text:span> *strichkaMarichka = <text:span text:style-name="T24">"Marichka"</text:span>;</text:p>
      <text:p text:style-name="P29"><text:span text:style-name="T20">char</text:span> *strichkaNeMarichka = <text:span text:style-name="T24">"NeMarichka"</text:span>;</text:p>
      <text:p text:style-name="P31"/>
      <text:p text:style-name="P29">printf(<text:span text:style-name="T24">"</text:span><text:span text:style-name="T36">\n\t</text:span><text:span text:style-name="T24">Chy obi Marichki</text:span><text:span text:style-name="T36">\n\n</text:span><text:span text:style-name="T24">"</text:span>);</text:p>
      <text:p text:style-name="P29"><text:span text:style-name="T20">int</text:span> zrivnyatiResultat = strcmp(strichkaMarichka, strichkaNeMarichka);</text:p>
      <text:p text:style-name="P29">zrivnyatiResultat == <text:span text:style-name="T31">0</text:span> ? printf(<text:span text:style-name="T24">"obi Marichki"</text:span>) : printf(<text:span text:style-name="T24">"obi ne Marichki"</text:span>);</text:p>
      <text:p text:style-name="P29">}</text:p>
      <text:p text:style-name="P17"/>
      <text:p text:style-name="P20">Результат: <text:span text:style-name="T38">якщо однакові тоді: </text:span><text:span text:style-name="T27">obi Marichki</text:span><text:span text:style-name="T38">, по іншому </text:span><text:span text:style-name="T27">obi ne Marichki</text:span><text:span text:style-name="T38">.</text:span></text:p>
      <text:p text:style-name="P17"/>
      <text:p text:style-name="P24"><text:span text:style-name="T7">2 - </text:span><text:span text:style-name="T8">кількість символів</text:span><text:span text:style-name="T7">:</text:span></text:p>
      <text:p text:style-name="P27"><text:span text:style-name="T20">#include</text:span> <text:span text:style-name="T20">&lt;</text:span><text:span text:style-name="T24">stdio.h</text:span><text:span text:style-name="T20">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31"/>
      <text:p text:style-name="P29"><text:span text:style-name="T20">int</text:span> main(<text:span text:style-name="T20">void</text:span>)</text:p>
      <text:p text:style-name="P29">{</text:p>
      <text:p text:style-name="P29"><text:span text:style-name="T20">char</text:span> *strichka = <text:span text:style-name="T24">"Marichka"</text:span>;</text:p>
      <text:p text:style-name="P29">printf(<text:span text:style-name="T24">"Strichka = %s</text:span><text:span text:style-name="T36">\n</text:span><text:span text:style-name="T24">"</text:span>, strichka);</text:p>
      <text:p text:style-name="P31"/>
      <text:p text:style-name="P29"><text:span text:style-name="T20">int</text:span> dovzhyna = strlen(strichka);</text:p>
      <text:p text:style-name="P29">printf(<text:span text:style-name="T24">"Marichki dovzhyna = %d bitiv</text:span><text:span text:style-name="T36">\n\n</text:span><text:span text:style-name="T24">"</text:span>, dovzhyna);</text:p>
      <text:p text:style-name="P29">}</text:p>
      <text:p text:style-name="P19"/>
      <text:p text:style-name="P22">Результат: <text:span text:style-name="T26">Marichki dovzhyna </text:span><text:span text:style-name="T28">8 bitiv</text:span>.</text:p>
      <text:p text:style-name="P21"/>
      <text:p text:style-name="P21">3 - з’єднання:</text:p>
      <text:p text:style-name="P36"><text:span text:style-name="T22">#include</text:span><text:span text:style-name="T39"> </text:span><text:span text:style-name="T22">&lt;</text:span><text:span text:style-name="T26">stdio.h</text:span><text:span text:style-name="T22">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31"/>
      <text:p text:style-name="P29"><text:span text:style-name="T20"/></text:p>
      <text:p text:style-name="P29"><text:soft-page-break/><text:span text:style-name="T20">int</text:span> main(<text:span text:style-name="T20">void</text:span>)</text:p>
      <text:p text:style-name="P29">{</text:p>
      <text:p text:style-name="P29"><text:span text:style-name="T20">char</text:span> connectedArr[<text:span text:style-name="T31">100</text:span>];</text:p>
      <text:p text:style-name="P29"><text:span text:style-name="T20">char</text:span> *strOne = <text:span text:style-name="T24">"Andrian_"</text:span>;</text:p>
      <text:p text:style-name="P29">strcpy(connectedArr, strOne);</text:p>
      <text:p text:style-name="P29"><text:span text:style-name="T20">char</text:span> *strTwo = <text:span text:style-name="T24">"ProMaster"</text:span>;</text:p>
      <text:p text:style-name="P29">strcat(connectedArr, strTwo);</text:p>
      <text:p text:style-name="P29">printf(<text:span text:style-name="T24">"connectedArr = %s</text:span><text:span text:style-name="T36">\n\n</text:span><text:span text:style-name="T24">"</text:span>, connectedArr);</text:p>
      <text:p text:style-name="P29">}</text:p>
      <text:p text:style-name="P21"/>
      <text:p text:style-name="P21">Результат: connectedArr = Andrian_ProMaster</text:p>
      <text:p text:style-name="P21"/>
      <text:p text:style-name="P25"><text:span text:style-name="T9">4 - </text:span><text:span text:style-name="T3">З’єднання кількості символів:</text:span></text:p>
      <text:p text:style-name="P37"><text:span text:style-name="T20">#include</text:span> <text:span text:style-name="T20">&lt;</text:span><text:span text:style-name="T24">stdio.h</text:span><text:span text:style-name="T20">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31"/>
      <text:p text:style-name="P29"><text:span text:style-name="T20">int</text:span> main(<text:span text:style-name="T20">void</text:span>)</text:p>
      <text:p text:style-name="P29">{</text:p>
      <text:p text:style-name="P29"><text:span text:style-name="T20">char</text:span> resolto[<text:span text:style-name="T31">100</text:span>];</text:p>
      <text:p text:style-name="P29"><text:span text:style-name="T20">char</text:span> *str = <text:span text:style-name="T24">"Andrian_"</text:span>;</text:p>
      <text:p text:style-name="P29">strcpy(resolto, str);</text:p>
      <text:p text:style-name="P29"><text:span text:style-name="T20">char</text:span> *strTwo = <text:span text:style-name="T24">"ProMaster"</text:span>;</text:p>
      <text:p text:style-name="P29">strncat(resolto, strTwo, <text:span text:style-name="T31">3</text:span>);</text:p>
      <text:p text:style-name="P29">printf(<text:span text:style-name="T24">"resolto = %s</text:span><text:span text:style-name="T36">\n\n</text:span><text:span text:style-name="T24">"</text:span>, resolto);</text:p>
      <text:p text:style-name="P46"><text:span text:style-name="T40">}</text:span></text:p>
      <text:p text:style-name="P46"><text:span text:style-name="T40"/></text:p>
      <text:p text:style-name="P34">Результат: resolto = Andrian_Pro</text:p>
      <text:p text:style-name="P18"/>
      <text:p text:style-name="P23">5 - пошук символу в рядку:</text:p>
      <text:p text:style-name="P23">char S[50]; // рядок символів</text:p>
      <text:p text:style-name="P23">char c; // шуканий символ</text:p>
      <text:p text:style-name="P23">int i;</text:p>
      <text:p text:style-name="P23">bool f_is; // f_is=true - символ є в рядку, інакше f_is=false</text:p>
      <text:p text:style-name="P23">// ввід рядка S</text:p>
      <text:p text:style-name="P23">// ...</text:p>
      <text:p text:style-name="P23">// ввід символу c</text:p>
      <text:p text:style-name="P23">// ...</text:p>
      <text:p text:style-name="P23">for (i=0; i&lt;strlen(S); i++)</text:p>
      <text:p text:style-name="P23"><text:s text:c="4"/>if (S[i]==c)</text:p>
      <text:p text:style-name="P23"><text:soft-page-break/><text:s text:c="4"/>{</text:p>
      <text:p text:style-name="P23"><text:s text:c="8"/>f_is = true; // символ c є в рядку S</text:p>
      <text:p text:style-name="P23"><text:s text:c="8"/>break;</text:p>
      <text:p text:style-name="P23"><text:s text:c="4"/>}</text:p>
      <text:p text:style-name="P23">if (f_is)</text:p>
      <text:p text:style-name="P23"><text:s text:c="4"/>label1-&gt;Text = "Символ " + c.ToString() + " є в рядку";</text:p>
      <text:p text:style-name="P23">else</text:p>
      <text:p text:style-name="P23"><text:s text:c="4"/>label1-&gt;Text = "Символу " + c.ToString() + "немає в рядку";</text:p>
      <text:p text:style-name="P23"/>
      <text:p text:style-name="P12"><text:span text:style-name="T13"><text:tab/>Завдання </text:span><text:span text:style-name="T14">2, </text:span><text:span text:style-name="T15">с</text:span><text:span text:style-name="T14">творити програмний проект з головною програмою і мінімум двома функціями в окремих файлах і зібрати його за допомогою утиліти make</text:span><text:span text:style-name="T15">.</text:span></text:p>
      <text:p text:style-name="P39">с++</text:p>
      <text:p text:style-name="P42"><text:span text:style-name="T20">#include</text:span> <text:span text:style-name="T20">"</text:span><text:span text:style-name="T24">function.h</text:span><text:span text:style-name="T20">"</text:span></text:p>
      <text:p text:style-name="P29"><text:span text:style-name="T20">#include</text:span> <text:span text:style-name="T20">&lt;</text:span><text:span text:style-name="T24">iostream</text:span><text:span text:style-name="T20">&gt;</text:span></text:p>
      <text:p text:style-name="P29"><text:span text:style-name="T20">using</text:span> <text:span text:style-name="T20">namespace</text:span> std;</text:p>
      <text:p text:style-name="P29"><text:span text:style-name="T20">void</text:span> helpwrite()</text:p>
      <text:p text:style-name="P29">{</text:p>
      <text:p text:style-name="P30">  <text:span text:style-name="T30">cout &lt;&lt; </text:span><text:span text:style-name="T25">"</text:span><text:span text:style-name="T37">\t</text:span><text:span text:style-name="T25">This program can do 6 function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with strings, what u write in console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U can use this parametrs: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a - String 1 == String 2 ?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b - Longth string argument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c - NewString from string1 and string2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d - </text:span><text:span text:style-name="T37">\"</text:span><text:span text:style-name="T25">Massive and</text:span><text:span text:style-name="T37">\"</text:span><text:span text:style-name="T25"> half of strings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e - Search symbol in string argument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f - Rewrite symbol in string argument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Program use 8 files in work</text:span><text:span text:style-name="T37">\n</text:span><text:span text:style-name="T25">"</text:span><text:span text:style-name="T30">;</text:span></text:p>
      <text:p text:style-name="P30">  <text:span text:style-name="T30">cout &lt;&lt; </text:span><text:span text:style-name="T25">"</text:span><text:span text:style-name="T37">\t</text:span><text:span text:style-name="T25">Derkach Andrew FeI-22</text:span><text:span text:style-name="T37">\n</text:span><text:span text:style-name="T25">"</text:span><text:span text:style-name="T30"> &lt;&lt; endl;</text:span></text:p>
      <text:p text:style-name="P29">}</text:p>
      <text:p text:style-name="P31"/>
      <text:p text:style-name="P29">function1.cpp (функція без аргументу):</text:p>
      <text:p text:style-name="P30">  <text:span text:style-name="T30">#include &lt;iostream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29"><text:span text:style-name="T20">#include</text:span> <text:span text:style-name="T20">&lt;</text:span><text:span text:style-name="T24">cstring</text:span><text:span text:style-name="T20">&gt;</text:span></text:p>
      <text:p text:style-name="P29"><text:span text:style-name="T20">#include</text:span> <text:span text:style-name="T20">"</text:span><text:span text:style-name="T24">function.h</text:span><text:span text:style-name="T20">"</text:span></text:p>
      <text:p text:style-name="P29"><text:span text:style-name="T20">using</text:span> <text:span text:style-name="T20">namespace</text:span> std;</text:p>
      <text:p text:style-name="P31"/>
      <text:p text:style-name="P29"><text:span text:style-name="T20">void</text:span> strcmpFunction()</text:p>
      <text:p text:style-name="P29">{</text:p>
      <text:p text:style-name="P30">  <text:span text:style-name="T21">char</text:span><text:span text:style-name="T30"> a[</text:span><text:span text:style-name="T32">80</text:span><text:span text:style-name="T30">],b[</text:span><text:span text:style-name="T32">80</text:span><text:span text:style-name="T30">];</text:span></text:p>
      <text:p text:style-name="P30">  <text:span text:style-name="T30">cout &lt;&lt; </text:span><text:span text:style-name="T25">"Enter string1 :"</text:span><text:span text:style-name="T30">;</text:span></text:p>
      <text:p text:style-name="P30">  <text:span text:style-name="T30">cin &gt;&gt; a;</text:span></text:p>
      <text:p text:style-name="P30">  <text:span text:style-name="T30">cout &lt;&lt; </text:span><text:span text:style-name="T25">"Enter string2 :"</text:span><text:span text:style-name="T30">;</text:span></text:p>
      <text:p text:style-name="P30"><text:soft-page-break/>  <text:span text:style-name="T30">cin &gt;&gt; b;</text:span></text:p>
      <text:p text:style-name="P30">  <text:span text:style-name="T21">int</text:span><text:span text:style-name="T30"> compareRezult;</text:span></text:p>
      <text:p text:style-name="P30">  <text:span text:style-name="T30">compareRezult = strcmp(a,b);</text:span></text:p>
      <text:p text:style-name="P30">  <text:span text:style-name="T21">if</text:span><text:span text:style-name="T30"> (compareRezult == </text:span><text:span text:style-name="T32">0</text:span><text:span text:style-name="T30">)</text:span></text:p>
      <text:p text:style-name="P30">  <text:span text:style-name="T30">cout &lt;&lt; </text:span><text:span text:style-name="T25">"String1 = String2"</text:span><text:span text:style-name="T30">&lt;&lt; endl;</text:span></text:p>
      <text:p text:style-name="P30">  <text:span text:style-name="T21">else</text:span><text:span text:style-name="T30"> cout &lt;&lt; </text:span><text:span text:style-name="T25">"String1 != String2"</text:span><text:span text:style-name="T30">&lt;&lt; endl;</text:span></text:p>
      <text:p text:style-name="P29">}</text:p>
      <text:p text:style-name="P31"/>
      <text:p text:style-name="P29">function2.cpp (функція, що приймає аргумент):</text:p>
      <text:p text:style-name="P31"/>
      <text:p text:style-name="P29"><text:span text:style-name="T20">#include</text:span> <text:span text:style-name="T20">&lt;</text:span><text:span text:style-name="T24">iostream</text:span><text:span text:style-name="T20">&gt;</text:span></text:p>
      <text:p text:style-name="P29"><text:span text:style-name="T20">#include</text:span> <text:span text:style-name="T20">&lt;</text:span><text:span text:style-name="T24">string.h</text:span><text:span text:style-name="T20">&gt;</text:span></text:p>
      <text:p text:style-name="P29"><text:span text:style-name="T20">#include</text:span> <text:span text:style-name="T20">&lt;</text:span><text:span text:style-name="T24">cstring</text:span><text:span text:style-name="T20">&gt;</text:span></text:p>
      <text:p text:style-name="P29"><text:span text:style-name="T20">#include</text:span> <text:span text:style-name="T20">"</text:span><text:span text:style-name="T24">function.h</text:span><text:span text:style-name="T20">"</text:span></text:p>
      <text:p text:style-name="P29"><text:span text:style-name="T20">using</text:span> <text:span text:style-name="T20">namespace</text:span> std;</text:p>
      <text:p text:style-name="P31"/>
      <text:p text:style-name="P29"><text:span text:style-name="T20">void</text:span> strlengthFunction(<text:span text:style-name="T20">char</text:span> *a)</text:p>
      <text:p text:style-name="P29">{</text:p>
      <text:p text:style-name="P30">  <text:span text:style-name="T21">int</text:span><text:span text:style-name="T30"> length;</text:span></text:p>
      <text:p text:style-name="P30">  <text:span text:style-name="T30">length = strlen(a);</text:span></text:p>
      <text:p text:style-name="P30">  <text:span text:style-name="T30">cout &lt;&lt; </text:span><text:span text:style-name="T25">"Length string = "</text:span><text:span text:style-name="T30"> &lt;&lt; length &lt;&lt; endl;</text:span></text:p>
      <text:p text:style-name="P29">}</text:p>
      <text:p text:style-name="P31"/>
      <text:p text:style-name="P29">exe: main.o help.o function1.o function2.o function3.o function4.o function5.o function6.o</text:p>
      <text:p text:style-name="P30">    <text:span text:style-name="T30">g++ main.o help.o function1.o function2.o function3.o function4.o function5.o function6.o -o exe </text:span></text:p>
      <text:p text:style-name="P31"/>
      <text:p text:style-name="P29">main.o: main.cpp</text:p>
      <text:p text:style-name="P30">    <text:span text:style-name="T30">g++ -c main.cpp</text:span></text:p>
      <text:p text:style-name="P31"/>
      <text:p text:style-name="P29">help.o: help.cpp</text:p>
      <text:p text:style-name="P30">    <text:span text:style-name="T30">g++ -c help.cpp</text:span></text:p>
      <text:p text:style-name="P31"/>
      <text:p text:style-name="P29">function1.o: function1.cpp</text:p>
      <text:p text:style-name="P30">    <text:span text:style-name="T30">g++ -c function1.cpp</text:span></text:p>
      <text:p text:style-name="P31"/>
      <text:p text:style-name="P29">function2.o: function2.cpp</text:p>
      <text:p text:style-name="P30">    <text:span text:style-name="T30">g++ -c function2.cpp</text:span></text:p>
      <text:p text:style-name="P31"/>
      <text:p text:style-name="P29">function3.o: function3.cpp</text:p>
      <text:p text:style-name="P30">    <text:span text:style-name="T30">g++ -c function3.cpp</text:span></text:p>
      <text:p text:style-name="P31"/>
      <text:p text:style-name="P29">function4.o: function4.cpp</text:p>
      <text:p text:style-name="P30">    <text:span text:style-name="T30">g++ -c function4.cpp</text:span></text:p>
      <text:p text:style-name="P31"/>
      <text:p text:style-name="P29">function5.o: function5.cpp</text:p>
      <text:p text:style-name="P30">    <text:span text:style-name="T30">g++ -c function5.cpp</text:span></text:p>
      <text:p text:style-name="P31"/>
      <text:p text:style-name="P29">function6.o: function6.cpp</text:p>
      <text:p text:style-name="P30">    <text:span text:style-name="T30">g++ -c function6.cpp</text:span></text:p>
      <text:p text:style-name="P31"/>
      <text:p text:style-name="P29">clean:</text:p>
      <text:p text:style-name="P31"><text:span text:style-name="T41">    </text:span><text:span text:style-name="T39">rm -rf *.o exe</text:span></text:p>
      <text:p text:style-name="P6"><text:soft-page-break/><text:tab/>Завдання <text:span text:style-name="T17">3, </text:span><text:span text:style-name="T19">с</text:span><text:span text:style-name="T17">творити програми на мові С, в яких наведено приклади використання </text:span>аргументів програми та коротких і довгих опцій.</text:p>
      <text:p text:style-name="P9">Короткий:</text:p>
      <text:p text:style-name="P13"><text:span text:style-name="T20">#include</text:span> <text:span text:style-name="T20">&lt;</text:span><text:span text:style-name="T24">stdio.h</text:span><text:span text:style-name="T20">&gt;</text:span></text:p>
      <text:p text:style-name="P29"><text:span text:style-name="T20">#include</text:span> <text:span text:style-name="T20">&lt;</text:span><text:span text:style-name="T24">unistd.h</text:span><text:span text:style-name="T20">&gt;</text:span></text:p>
      <text:p text:style-name="P31"/>
      <text:p text:style-name="P29"><text:span text:style-name="T20">int</text:span> main(<text:span text:style-name="T20">int</text:span> sprPr, <text:span text:style-name="T20">char</text:span> *sprArPr[]){</text:p>
      <text:p text:style-name="P31"/>
      <text:p text:style-name="P30">  <text:span text:style-name="T21">int</text:span><text:span text:style-name="T30"> rezolto = </text:span><text:span text:style-name="T32">0</text:span><text:span text:style-name="T30">;</text:span></text:p>
      <text:p text:style-name="P30">  <text:span text:style-name="T30">opterr = </text:span><text:span text:style-name="T32">0</text:span><text:span text:style-name="T30">; </text:span><text:span text:style-name="T34">// без помилок</text:span></text:p>
      <text:p text:style-name="P30">  <text:span text:style-name="T21">while</text:span><text:span text:style-name="T30"> ( (rezolto = getopt(sprPr, sprArPr, </text:span><text:span text:style-name="T25">"ab:C::d"</text:span><text:span text:style-name="T30">)) != -</text:span><text:span text:style-name="T32">1</text:span><text:span text:style-name="T30">)</text:span></text:p>
      <text:p text:style-name="P30">  <text:span text:style-name="T30">{</text:span></text:p>
      <text:p text:style-name="P30">    <text:span text:style-name="T21">switch</text:span><text:span text:style-name="T30"> (rezolto)</text:span></text:p>
      <text:p text:style-name="P30">    <text:span text:style-name="T30">{</text:span></text:p>
      <text:p text:style-name="P30">      <text:span text:style-name="T21">case</text:span><text:span text:style-name="T30"> </text:span><text:span text:style-name="T25">'a'</text:span><text:span text:style-name="T30">: printf(</text:span><text:span text:style-name="T25">"Znayshov Element </text:span><text:span text:style-name="T37">\"</text:span><text:span text:style-name="T25">a</text:span><text:span text:style-name="T37">\"</text:span><text:span text:style-name="T25">.</text:span><text:span text:style-name="T37">\n</text:span><text:span text:style-name="T25">"</text:span><text:span text:style-name="T30">); </text:span><text:span text:style-name="T21">break</text:span><text:span text:style-name="T30">;</text:span></text:p>
      <text:p text:style-name="P30">      <text:span text:style-name="T21">case</text:span><text:span text:style-name="T30"> </text:span><text:span text:style-name="T25">'b'</text:span><text:span text:style-name="T30">: printf(</text:span><text:span text:style-name="T25">"Znayshov Element </text:span><text:span text:style-name="T37">\"</text:span><text:span text:style-name="T25">b = %s</text:span><text:span text:style-name="T37">\"</text:span><text:span text:style-name="T25">.</text:span><text:span text:style-name="T37">\n</text:span><text:span text:style-name="T25">"</text:span><text:span text:style-name="T30">, optarg); </text:span><text:span text:style-name="T21">break</text:span><text:span text:style-name="T30">;</text:span></text:p>
      <text:p text:style-name="P30">      <text:span text:style-name="T21">case</text:span><text:span text:style-name="T30"> </text:span><text:span text:style-name="T25">'C'</text:span><text:span text:style-name="T30">: printf(</text:span><text:span text:style-name="T25">"Znayshov Element </text:span><text:span text:style-name="T37">\"</text:span><text:span text:style-name="T25">C = %s</text:span><text:span text:style-name="T37">\"</text:span><text:span text:style-name="T25">.</text:span><text:span text:style-name="T37">\n</text:span><text:span text:style-name="T25">"</text:span><text:span text:style-name="T30">, optarg); </text:span><text:span text:style-name="T21">break</text:span><text:span text:style-name="T30">;</text:span></text:p>
      <text:p text:style-name="P30">      <text:span text:style-name="T21">case</text:span><text:span text:style-name="T30"> </text:span><text:span text:style-name="T25">'d'</text:span><text:span text:style-name="T30">: printf(</text:span><text:span text:style-name="T25">"Znayshov Element </text:span><text:span text:style-name="T37">\"</text:span><text:span text:style-name="T25">d</text:span><text:span text:style-name="T37">\"\n</text:span><text:span text:style-name="T25">"</text:span><text:span text:style-name="T30">); </text:span><text:span text:style-name="T21">break</text:span><text:span text:style-name="T30">;</text:span></text:p>
      <text:p text:style-name="P30">      <text:span text:style-name="T21">case</text:span><text:span text:style-name="T30"> </text:span><text:span text:style-name="T25">'?'</text:span><text:span text:style-name="T30">: printf(</text:span><text:span text:style-name="T25">"Pomylka !</text:span><text:span text:style-name="T37">\n</text:span><text:span text:style-name="T25">"</text:span><text:span text:style-name="T30">); </text:span><text:span text:style-name="T21">break</text:span><text:span text:style-name="T30">;</text:span></text:p>
      <text:p text:style-name="P29"><text:s text:c="4"/>};</text:p>
      <text:p text:style-name="P30">  <text:span text:style-name="T30">};</text:span></text:p>
      <text:p text:style-name="P29">};</text:p>
      <text:p text:style-name="P38">Довгий:</text:p>
      <text:p text:style-name="P43"><text:span text:style-name="T23">#include</text:span><text:span text:style-name="T43"> </text:span><text:span text:style-name="T23">&lt;</text:span><text:span text:style-name="T29">stdlib.h</text:span><text:span text:style-name="T23">&gt;</text:span></text:p>
      <text:p text:style-name="P43"><text:span text:style-name="T20">#include</text:span> <text:span text:style-name="T20">&lt;</text:span><text:span text:style-name="T24">stdio.h</text:span><text:span text:style-name="T20">&gt;</text:span></text:p>
      <text:p text:style-name="P29"><text:span text:style-name="T20">#include</text:span> <text:span text:style-name="T20">&lt;</text:span><text:span text:style-name="T24">getopt.h</text:span><text:span text:style-name="T20">&gt;</text:span></text:p>
      <text:p text:style-name="P41"/>
      <text:p text:style-name="P31"><text:span text:style-name="T22">int</text:span><text:span text:style-name="T39"> main (</text:span><text:span text:style-name="T22">int</text:span><text:span text:style-name="T39"> argc, </text:span><text:span text:style-name="T22">char</text:span><text:span text:style-name="T39"> *argv[]){</text:span></text:p>
      <text:p text:style-name="P30">        <text:span text:style-name="T34">//h - немає / s - може мати / f - має</text:span></text:p>
      <text:p text:style-name="P31"><text:span text:style-name="T41">  </text:span><text:span text:style-name="T22">const</text:span><text:span text:style-name="T39"> </text:span><text:span text:style-name="T22">char</text:span><text:span text:style-name="T39">* short_options = </text:span><text:span text:style-name="T26">"hs::f:"</text:span><text:span text:style-name="T39">;</text:span></text:p>
      <text:p text:style-name="P30">  <text:span text:style-name="T21">const</text:span><text:span text:style-name="T30"> </text:span><text:span text:style-name="T21">struct</text:span><text:span text:style-name="T30"> option long_options[] = {</text:span></text:p>
      <text:p text:style-name="P30">    <text:span text:style-name="T30">{</text:span><text:span text:style-name="T25">"help"</text:span><text:span text:style-name="T30">,no_argument,NULL,</text:span><text:span text:style-name="T25">'h'</text:span><text:span text:style-name="T30">},</text:span></text:p>
      <text:p text:style-name="P30">    <text:span text:style-name="T30">{</text:span><text:span text:style-name="T25">"size"</text:span><text:span text:style-name="T30">,optional_argument,NULL,</text:span><text:span text:style-name="T25">'s'</text:span><text:span text:style-name="T30">},</text:span></text:p>
      <text:p text:style-name="P30">    <text:span text:style-name="T30">{</text:span><text:span text:style-name="T25">"file"</text:span><text:span text:style-name="T30">,required_argument,NULL,</text:span><text:span text:style-name="T25">'f'</text:span><text:span text:style-name="T30">},</text:span></text:p>
      <text:p text:style-name="P30">    <text:span text:style-name="T30">{NULL,</text:span><text:span text:style-name="T32">0</text:span><text:span text:style-name="T30">,NULL,</text:span><text:span text:style-name="T32">0</text:span><text:span text:style-name="T30">}</text:span></text:p>
      <text:p text:style-name="P31"><text:span text:style-name="T41">  </text:span><text:span text:style-name="T39">};</text:span></text:p>
      <text:p text:style-name="P30">  <text:span text:style-name="T21">int</text:span><text:span text:style-name="T30"> rez;</text:span></text:p>
      <text:p text:style-name="P31"><text:span text:style-name="T41">  </text:span><text:span text:style-name="T22">int</text:span><text:span text:style-name="T39"> option_index=-</text:span><text:span text:style-name="T33">1</text:span><text:span text:style-name="T39">; </text:span><text:span text:style-name="T35">// </text:span></text:p>
      <text:p text:style-name="P30">  <text:span text:style-name="T21">while</text:span><text:span text:style-name="T30"> ((rez=getopt_long(argc,argv,short_options,</text:span></text:p>
      <text:p text:style-name="P31"><text:span text:style-name="T41">    </text:span><text:span text:style-name="T39">long_options,&amp;option_index))!=-</text:span><text:span text:style-name="T33">1</text:span><text:span text:style-name="T39">){</text:span></text:p>
      <text:p text:style-name="P30">    <text:span text:style-name="T21">switch</text:span><text:span text:style-name="T30">(rez){</text:span></text:p>
      <text:p text:style-name="P30">      <text:span text:style-name="T21">case</text:span><text:span text:style-name="T30"> </text:span><text:span text:style-name="T25">'h'</text:span><text:span text:style-name="T30">: {</text:span></text:p>
      <text:p text:style-name="P30">        <text:span text:style-name="T30">printf(</text:span><text:span text:style-name="T25">"This is demo help. Try -h or --help.</text:span><text:span text:style-name="T37">\n</text:span><text:span text:style-name="T25">"</text:span><text:span text:style-name="T30">);</text:span></text:p>
      <text:p text:style-name="P30">        <text:span text:style-name="T30">printf(</text:span><text:span text:style-name="T25">"option_index = %d (</text:span><text:span text:style-name="T37">\"</text:span><text:span text:style-name="T25">%s</text:span><text:span text:style-name="T37">\"</text:span><text:span text:style-name="T25">,%d,%c)</text:span><text:span text:style-name="T37">\n</text:span><text:span text:style-name="T25">"</text:span><text:span text:style-name="T30">,</text:span></text:p>
      <text:p text:style-name="P30">          <text:span text:style-name="T30">option_index,</text:span></text:p>
      <text:p text:style-name="P30">          <text:span text:style-name="T30">long_options[option_index].name,</text:span></text:p>
      <text:p text:style-name="P30">          <text:span text:style-name="T30">long_options[option_index].has_arg,</text:span></text:p>
      <text:p text:style-name="P30">          <text:span text:style-name="T30">long_options[option_index].val</text:span></text:p>
      <text:p text:style-name="P30"><text:soft-page-break/>        <text:span text:style-name="T30">);</text:span></text:p>
      <text:p text:style-name="P30">        <text:span text:style-name="T21">break</text:span><text:span text:style-name="T30">;</text:span></text:p>
      <text:p text:style-name="P30">      <text:span text:style-name="T30">};</text:span></text:p>
      <text:p text:style-name="P30">      <text:span text:style-name="T21">case</text:span><text:span text:style-name="T30"> </text:span><text:span text:style-name="T25">'s'</text:span><text:span text:style-name="T30">: {</text:span></text:p>
      <text:p text:style-name="P30">        <text:span text:style-name="T21">if</text:span><text:span text:style-name="T30"> (optarg!=NULL)</text:span></text:p>
      <text:p text:style-name="P30">          <text:span text:style-name="T30">printf(</text:span><text:span text:style-name="T25">"found size with value %s</text:span><text:span text:style-name="T37">\n</text:span><text:span text:style-name="T25">"</text:span><text:span text:style-name="T30">,optarg);</text:span></text:p>
      <text:p text:style-name="P30">        <text:span text:style-name="T21">else</text:span></text:p>
      <text:p text:style-name="P30">          <text:span text:style-name="T30">printf(</text:span><text:span text:style-name="T25">"found size without value</text:span><text:span text:style-name="T37">\n</text:span><text:span text:style-name="T25">"</text:span><text:span text:style-name="T30">);</text:span></text:p>
      <text:p text:style-name="P30">        <text:span text:style-name="T21">break</text:span><text:span text:style-name="T30">;</text:span></text:p>
      <text:p text:style-name="P30">      <text:span text:style-name="T30">};</text:span></text:p>
      <text:p text:style-name="P30">      <text:span text:style-name="T21">case</text:span><text:span text:style-name="T30"> </text:span><text:span text:style-name="T25">'f'</text:span><text:span text:style-name="T30">: {</text:span></text:p>
      <text:p text:style-name="P30">        <text:span text:style-name="T30">printf(</text:span><text:span text:style-name="T25">"file = %s</text:span><text:span text:style-name="T37">\n</text:span><text:span text:style-name="T25">"</text:span><text:span text:style-name="T30">,optarg);</text:span></text:p>
      <text:p text:style-name="P30">        <text:span text:style-name="T21">break</text:span><text:span text:style-name="T30">;</text:span></text:p>
      <text:p text:style-name="P30">      <text:span text:style-name="T30">};</text:span></text:p>
      <text:p text:style-name="P30">      <text:span text:style-name="T21">case</text:span><text:span text:style-name="T30"> </text:span><text:span text:style-name="T25">'?'</text:span><text:span text:style-name="T30">: </text:span><text:span text:style-name="T21">default</text:span><text:span text:style-name="T30">: {</text:span></text:p>
      <text:p text:style-name="P30">        <text:span text:style-name="T30">printf(</text:span><text:span text:style-name="T25">"found unknown option</text:span><text:span text:style-name="T37">\n</text:span><text:span text:style-name="T25">"</text:span><text:span text:style-name="T30">);</text:span></text:p>
      <text:p text:style-name="P30">        <text:span text:style-name="T21">break</text:span><text:span text:style-name="T30">;</text:span></text:p>
      <text:p text:style-name="P30">      <text:span text:style-name="T30">};</text:span></text:p>
      <text:p text:style-name="P30">    <text:span text:style-name="T30">};</text:span></text:p>
      <text:p text:style-name="P30">  <text:span text:style-name="T30">option_index=-</text:span><text:span text:style-name="T32">1</text:span><text:span text:style-name="T30">;</text:span></text:p>
      <text:p text:style-name="P31"/>
      <text:p text:style-name="P30">  <text:span text:style-name="T30">};</text:span></text:p>
      <text:p text:style-name="P30">  <text:span text:style-name="T21">return</text:span><text:span text:style-name="T30"> </text:span><text:span text:style-name="T32">0</text:span><text:span text:style-name="T30">;</text:span></text:p>
      <text:p text:style-name="P45"><text:span text:style-name="T41">};</text:span></text:p>
      <text:p text:style-name="P45"><text:span text:style-name="T41"/></text:p>
      <text:p text:style-name="P45"><text:span text:style-name="T41"/></text:p>
      <text:p text:style-name="P11"><text:span text:style-name="T1">Виснов</text:span><text:span text:style-name="T2">ок</text:span><text:span text:style-name="T1">:</text:span><text:span text:style-name="T3"> </text:span></text:p>
      <text:p text:style-name="P11"><text:span text:style-name="T5">На цій лабораторній роботі я освоїв основні засоби створення системного програмного забезпечення </text:span><text:span text:style-name="T10">та написав багато прогр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29</meta:editing-cycles>
    <meta:creation-date>2021-02-08T09:20:00</meta:creation-date>
    <dc:date>2021-03-04T19:32:51.200231319</dc:date>
    <meta:editing-duration>PT3H39M39S</meta:editing-duration>
    <meta:generator>LibreOffice/7.0.3.1$Linux_X86_64 LibreOffice_project/00$Build-1</meta:generator>
    <meta:document-statistic meta:table-count="0" meta:image-count="0" meta:object-count="0" meta:page-count="7" meta:paragraph-count="222" meta:word-count="808" meta:character-count="6180" meta:non-whitespace-character-count="51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